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FreeSans" fo:font-size="10pt" style:text-underline-style="none" fo:font-weight="normal" style:font-size-asian="8.75pt" style:font-weight-asian="normal" style:font-size-complex="10pt" style:font-weight-complex="normal"/>
    </style:style>
    <style:style style:name="P2" style:family="paragraph" style:parent-style-name="Standard">
      <style:text-properties style:font-name="FreeSans" fo:font-size="10pt" style:text-underline-style="none" fo:font-weight="normal" officeooo:rsid="0001d782" officeooo:paragraph-rsid="0001d782" style:font-size-asian="8.75pt" style:font-weight-asian="normal" style:font-size-complex="10pt" style:font-weight-complex="normal"/>
    </style:style>
    <style:style style:name="P3" style:family="paragraph" style:parent-style-name="Standard">
      <style:text-properties style:font-name="FreeSans" fo:font-size="10pt" style:text-underline-style="none" fo:font-weight="normal" officeooo:rsid="000399ce" officeooo:paragraph-rsid="000399ce" style:font-size-asian="8.75pt" style:font-weight-asian="normal" style:font-size-complex="10pt" style:font-weight-complex="normal"/>
    </style:style>
    <style:style style:name="P4" style:family="paragraph" style:parent-style-name="Standard">
      <style:text-properties style:font-name="FreeSans" fo:font-size="10pt" style:text-underline-style="none" fo:font-weight="normal" officeooo:rsid="00038786" officeooo:paragraph-rsid="00038786" style:font-size-asian="8.75pt" style:font-weight-asian="normal" style:font-size-complex="10pt" style:font-weight-complex="normal"/>
    </style:style>
    <style:style style:name="P5" style:family="paragraph" style:parent-style-name="Standard">
      <style:text-properties style:font-name="FreeSans" fo:font-size="10pt" style:text-underline-style="none" fo:font-weight="normal" officeooo:rsid="000508c2" officeooo:paragraph-rsid="000508c2" style:font-size-asian="8.75pt" style:font-weight-asian="normal" style:font-size-complex="10pt" style:font-weight-complex="normal"/>
    </style:style>
    <style:style style:name="P6" style:family="paragraph" style:parent-style-name="Standard">
      <style:text-properties style:font-name="FreeSans"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7" style:family="paragraph" style:parent-style-name="Standard">
      <style:text-properties style:font-name="FreeSans" fo:font-size="12pt" style:text-underline-style="solid" style:text-underline-width="auto" style:text-underline-color="font-color" fo:font-weight="bold" officeooo:rsid="0001d782" officeooo:paragraph-rsid="0001d782" style:font-size-asian="10.5pt" style:font-weight-asian="bold" style:font-size-complex="12pt" style:font-weight-complex="bold"/>
    </style:style>
    <style:style style:name="P8" style:family="paragraph" style:parent-style-name="Standard">
      <style:text-properties style:font-name="FreeSans" fo:font-size="12pt" style:text-underline-style="solid" style:text-underline-width="auto" style:text-underline-color="font-color" fo:font-weight="bold" officeooo:rsid="00038786" officeooo:paragraph-rsid="00038786" style:font-size-asian="10.5pt" style:font-weight-asian="bold" style:font-size-complex="12pt" style:font-weight-complex="bold"/>
    </style:style>
    <style:style style:name="P9" style:family="paragraph" style:parent-style-name="Standard" style:master-page-name="">
      <style:paragraph-properties fo:margin-left="0.5in" fo:margin-right="0in" fo:text-indent="0in" style:auto-text-indent="false" style:page-number="auto"/>
      <style:text-properties style:font-name="FreeSans" fo:font-size="10pt" style:text-underline-style="none" fo:font-weight="normal" officeooo:rsid="0001d782" officeooo:paragraph-rsid="0001d782" style:font-size-asian="8.75pt" style:font-weight-asian="normal" style:font-size-complex="10pt" style:font-weight-complex="normal"/>
    </style:style>
    <style:style style:name="P10" style:family="paragraph" style:parent-style-name="Standard">
      <style:text-properties style:font-name="FreeSans" fo:font-size="10pt" style:text-underline-style="none" fo:font-weight="normal" style:font-size-asian="8.75pt" style:font-weight-asian="normal" style:font-size-complex="10pt" style:font-weight-complex="normal"/>
    </style:style>
    <style:style style:name="P11" style:family="paragraph" style:parent-style-name="Standard">
      <style:text-properties style:font-name="FreeSans" fo:font-size="10pt" style:text-underline-style="none" fo:font-weight="normal" officeooo:rsid="0006ff5b" officeooo:paragraph-rsid="0006ff5b" style:font-size-asian="8.75pt" style:font-weight-asian="normal" style:font-size-complex="10pt" style:font-weight-complex="normal"/>
    </style:style>
    <style:style style:name="T1" style:family="text">
      <style:text-properties officeooo:rsid="0001d7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1">Obviously, at lot to be done here…..</text:p>
      <text:p text:style-name="P1"/>
      <text:p text:style-name="P7">BROWSERS</text:p>
      <text:p text:style-name="P2">Mozilla Firefox: tested under versions<text:tab/>(date)</text:p>
      <text:p text:style-name="P9">30.0<text:tab/>(development)</text:p>
      <text:p text:style-name="P2">Internet Explorer</text:p>
      <text:p text:style-name="P2">Google Chrome: tested under versions</text:p>
      <text:p text:style-name="P9">35.0.1916.153<text:tab/>(2014-06-26)</text:p>
      <text:p text:style-name="P2">Safari</text:p>
      <text:p text:style-name="P2"><text:tab/>6.1.4<text:tab/>(2014-06-26)</text:p>
      <text:p text:style-name="P1"/>
      <text:p text:style-name="P6"><text:span text:style-name="T1">O</text:span>RGANIZATION</text:p>
      <text:p text:style-name="P3">Get a logo</text:p>
      <text:p text:style-name="P5">Person active in multiple orgs</text:p>
      <text:p text:style-name="P1"/>
      <text:p text:style-name="P6">PERSON</text:p>
      <text:p text:style-name="P4">Add a new person; enter time</text:p>
      <text:p text:style-name="P3">Check inactive</text:p>
      <text:p text:style-name="P1"/>
      <text:p text:style-name="P6">PROJECT</text:p>
      <text:p text:style-name="P5">Inactive project</text:p>
      <text:p text:style-name="P5">Person has multiple projects</text:p>
      <text:p text:style-name="P1"/>
      <text:p text:style-name="P6">TASK</text:p>
      <text:p text:style-name="P5">Inactive task</text:p>
      <text:p text:style-name="P1"/>
      <text:p text:style-name="P6">SUBTASK</text:p>
      <text:p text:style-name="P5">Inactive subtask</text:p>
      <text:p text:style-name="P1"/>
      <text:p text:style-name="P6">ACTION</text:p>
      <text:p text:style-name="P1"/>
      <text:p text:style-name="P1"/>
      <text:p text:style-name="P6">TIMELOG</text:p>
      <text:p text:style-name="P3">Inactive persons</text:p>
      <text:p text:style-name="P3">Add, update, delete logs including update of activity descriptions</text:p>
      <text:p text:style-name="P3">If person is active in only one org</text:p>
      <text:p text:style-name="P1"/>
      <text:p text:style-name="P1"/>
      <text:p text:style-name="P8">RATES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wayne </meta:initial-creator>
    <meta:creation-date>2010-07-29T14:49:08</meta:creation-date>
    <dc:date>2015-12-11T15:09:54.396686984</dc:date>
    <meta:editing-duration>PT7M22S</meta:editing-duration>
    <meta:editing-cycles>6</meta:editing-cycles>
    <meta:generator>LibreOffice/5.0.2.2$Linux_X86_64 LibreOffice_project/00m0$Build-2</meta:generator>
    <meta:document-statistic meta:table-count="0" meta:image-count="0" meta:object-count="0" meta:page-count="1" meta:paragraph-count="28" meta:word-count="81" meta:character-count="537" meta:non-whitespace-character-count="483"/>
  </office:meta>
</office:document-meta>
</file>